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ortedSet.UnmodifiableSortedSet( Sorted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subSet( Object fromElement ,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Se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Set.decorate( Sorted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ortedSe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SortedSe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tailSet( Object fro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Set.headSet(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Se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